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nion Pro" svg:font-family="'Minion Pro'" style:font-pitch="variable"/>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svg:font-family="Time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fo:orphans="0" fo:widows="0"/>
      <style:text-properties fo:color="#000000" style:font-name="Minion Pro" fo:font-size="14pt" fo:language="de" fo:country="DE" fo:font-weight="bold" officeooo:paragraph-rsid="001b710e" style:font-size-asian="14pt" style:font-weight-asian="bold" style:font-name-complex="Times" style:font-size-complex="14pt" style:font-weight-complex="bold"/>
    </style:style>
    <style:style style:name="P2" style:family="paragraph" style:parent-style-name="Standard">
      <style:paragraph-properties fo:orphans="0" fo:widows="0"/>
      <style:text-properties fo:color="#000000" style:font-name="Minion Pro" fo:language="de" fo:country="DE" officeooo:paragraph-rsid="001cf32c" style:font-name-complex="Times"/>
    </style:style>
    <style:style style:name="P3" style:family="paragraph" style:parent-style-name="Standard">
      <style:paragraph-properties fo:orphans="0" fo:widows="0"/>
      <style:text-properties fo:color="#000000" style:font-name="Minion Pro" fo:language="de" fo:country="DE" officeooo:rsid="001b710e" officeooo:paragraph-rsid="001b710e" style:font-name-complex="Times"/>
    </style:style>
    <style:style style:name="P4" style:family="paragraph" style:parent-style-name="Standard">
      <style:paragraph-properties fo:orphans="0" fo:widows="0"/>
      <style:text-properties fo:color="#000000" style:font-name="Minion Pro" fo:language="de" fo:country="DE" officeooo:rsid="001cf32c" officeooo:paragraph-rsid="001cf32c" style:font-name-complex="Times"/>
    </style:style>
    <style:style style:name="P5" style:family="paragraph" style:parent-style-name="Standard">
      <style:paragraph-properties fo:text-align="center" style:justify-single-word="false" fo:orphans="0" fo:widows="0"/>
      <style:text-properties style:font-name="Minion Pro" fo:font-size="14pt" fo:language="de" fo:country="DE" style:font-size-asian="14pt" style:font-name-complex="Times" style:font-size-complex="14pt"/>
    </style:style>
    <style:style style:name="P6" style:family="paragraph" style:parent-style-name="Standard" style:master-page-name="Standard">
      <style:paragraph-properties fo:text-align="center" style:justify-single-word="false" fo:orphans="0" fo:widows="0" style:page-number="auto"/>
      <style:text-properties style:font-name="Minion Pro" fo:font-size="14pt" fo:language="de" fo:country="DE" officeooo:rsid="001b710e" officeooo:paragraph-rsid="001b710e" style:font-size-asian="14pt" style:font-name-complex="Times" style:font-size-complex="14pt"/>
    </style:style>
    <style:style style:name="P7" style:family="paragraph" style:parent-style-name="Standard">
      <style:paragraph-properties fo:orphans="0" fo:widows="0"/>
      <style:text-properties fo:color="#000000" style:font-name="Minion Pro" fo:language="de" fo:country="DE" officeooo:rsid="001b710e" officeooo:paragraph-rsid="001b710e" style:font-name-complex="Times"/>
    </style:style>
    <style:style style:name="P8" style:family="paragraph" style:parent-style-name="Standard">
      <style:paragraph-properties fo:orphans="0" fo:widows="0"/>
      <style:text-properties fo:color="#000000" style:font-name="Minion Pro" fo:language="de" fo:country="DE" officeooo:rsid="001cf32c" officeooo:paragraph-rsid="001cf32c" style:font-name-complex="Times"/>
    </style:style>
    <style:style style:name="T1" style:family="text">
      <style:text-properties officeooo:rsid="001b8ec7"/>
    </style:style>
    <style:style style:name="T2" style:family="text">
      <style:text-properties officeooo:rsid="001cf32c"/>
    </style:style>
    <style:style style:name="T3" style:family="text">
      <style:text-properties officeooo:rsid="001d6b32"/>
    </style:style>
    <style:style style:name="T4" style:family="text">
      <style:text-properties officeooo:rsid="001e5c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ser evaluation of Virtual Reality interfaces</text:p>
      <text:p text:style-name="P5"/>
      <text:p text:style-name="P1"><text:s/></text:p>
      <text:p text:style-name="P3">Dear participant!</text:p>
      <text:p text:style-name="P3"/>
      <text:p text:style-name="P3">Thank you for taking the time to participate in our study.</text:p>
      <text:p text:style-name="P3"/>
      <text:p text:style-name="P3">You are going to test a number of Virtual Reality user interfaces. These interfaces represent archetypes of different configurations that can be applied to a wide variety of domains, including games, creative tools, and productivity applications. As part of the experiment we ask you to <text:span text:style-name="T1">to perform some item selection tasks in Virtual Reality to measure performance dependent on different variables. You will receive detailed instructions as part of the tutorial.</text:span></text:p>
      <text:p text:style-name="P3"/>
      <text:p text:style-name="P4">During each task you will have to find and select 5 icons. After this intial phase you will have to find the same icons again in random order. Depending on the task, there will be 20, 50 or 150 icons in the list, and they can either have a colored or black and white background. They will be presented in 3 different types of interfaces.</text:p>
      <text:p text:style-name="P4"/>
      <text:p text:style-name="P4">During the experiment, the time taken to select each icon, the scrolling distance (only in some experiments), and your controller movements will be tracked. This data will be anonymized and can not be tied to individual participants.</text:p>
      <text:p text:style-name="P4"/>
      <text:p text:style-name="P4">If you agree with this procedure and don‘t have additional questions we‘d like you to sign on the next page to confirm that you agree with these conditions. If you have any questions you can now ask the study conductor. Should you have questions in the future, <text:span text:style-name="T3">you can </text:span>ask them via email:</text:p>
      <text:p text:style-name="P4"/>
      <text:p text:style-name="P4">Tobias Bernard</text:p>
      <text:p text:style-name="P2">hi@tobiasbernard.com</text:p>
      <text:p text:style-name="P2"/>
      <text:p text:style-name="P2"/>
      <text:p text:style-name="P4">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nion Pro" svg:font-family="'Minion Pro'" style:font-pitch="variable"/>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svg:font-family="Time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Lindlbauer</meta:initial-creator>
    <meta:editing-cycles>8</meta:editing-cycles>
    <meta:creation-date>2014-08-22T16:55:00</meta:creation-date>
    <dc:date>2017-10-06T16:56:55.660984005</dc:date>
    <meta:editing-duration>PT42M51S</meta:editing-duration>
    <meta:generator>LibreOffice/5.4.1.2.0$Linux_X86_64 LibreOffice_project/40m0$Build-2</meta:generator>
    <meta:document-statistic meta:table-count="0" meta:image-count="0" meta:object-count="0" meta:page-count="1" meta:paragraph-count="11" meta:word-count="250" meta:character-count="1486" meta:non-whitespace-character-count="1245"/>
    <meta:user-defined meta:name="AppVersion">14.0000</meta:user-defined>
    <meta:user-defined meta:name="Company">TU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